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ata Portal Visualization Jam</text:title></text:p>
      <text:p text:style-name="OrgTitle"/>
      <text:p text:style-name="OrgSubtitle"><text:initial-creator>toups</text:initial-creator></text:p>
      <text:p text:style-name="OrgSubtitle"/>
      <text:h text:style-name="Heading_20_1" text:outline-level="1" text:is-list-header="false">
<text:bookmark-start text:name="OrgXref.orge275ff4"/>
<text:bookmark text:name="orge275ff4"/>Data Portal Visualization Jam
<text:bookmark-end text:name="OrgXref.orge275ff4"/></text:h>
      <text:p text:style-name="Text_20_body">The Data Portal Visualization Jam will be an informal workshop which
will walk interested participants through the entire process of
gaining access to the data portal, usings its features, connecting to
virtual machines, and analyzing BACPAC Research Program data.
</text:p>
      <text:p text:style-name="Text_20_body">After an orientation on Monday April 25th, during which a complete
(small) project walkthrough will be presented, participants will be
encouraged to use their own data portal accounts to explore the data
set associated with the paper "Effect of Pain Reprocessing Therapy vs
Placebo and Usual Care for Patients with Chronic Back Pain (A
Randomized Clinical Trial)" (Ashar et al, 2021) to the end of
producing interesting visualizations. A short meeting on Friday Apr
29th will allow participants to show their results and share insights.
</text:p>
      <text:p text:style-name="Text_20_body">The intent of the workshop is to provide users the chances to use the
Data Portal, test its capabilities and make requests for improvement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oups</dc:creator>
    <meta:initial-creator>toups</meta:initial-creator>
    <dc:date>2022-02-22T11:08:16</dc:date>
    <meta:creation-date>2022-02-22T11:08:16</meta:creation-date>
    <meta:generator>Emacs 26.3 (Org mode 9.3.6)</meta:generator>
    <meta:keyword/>
    <dc:subject/>
    <dc:title>Data Portal Visualization Jam</dc:title>
  </office:meta>
</office:document-meta>
</file>